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77000000D9DA348A51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DragonSurvivor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1">Developed by: Renan Motta Goulart.</text:p>
            <text:p text:style-name="P1"/>
            <text:p text:style-name="P1"/>
            <text:p text:style-name="P1">Affliliation: Universidade Federal de Juiz de Fora (PGCC/UFJF), Brazil.</text:p>
            <text:p text:style-name="P1"/>
            <text:p text:style-name="P1"/>
            <text:p text:style-name="P1"><text:span text:style-name="T1">Contact: renan.motta@ice.ufjf.b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DragonSurvivor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Uses a simple bayesian algorithm to predict the next move of the opponent.</text:p>
                <text:p/>
              </text:list-item>
              <text:list-item>
                <text:p>There are four different distances: Close, Medium-close, Medium and Far.</text:p>
                <text:p/>
              </text:list-item>
              <text:list-item>
                <text:p>For every region it is kept the last five moves by the opponent.</text:p>
                <text:p/>
              </text:list-item>
              <text:list-item>
                <text:p>The most common move in these five is the one supposed that the opponent will use. <text:s text:c="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DragonSurvivor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or each of the four distances there are counter-measures to be used against each move.</text:p>
                <text:p/>
              </text:list-item>
              <text:list-item>
                <text:p>Counter-measures for the same move can vary in relation to each region.</text:p>
                <text:p/>
              </text:list-item>
              <text:list-item>
                <text:p>Counter measures were discovered by myself playing against my AI. I stopped once i could not beat it anymo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DA348A51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9:31:17.365000000</meta:creation-date>
    <dc:date>2016-07-04T19:43:01.997000000</dc:date>
    <meta:editing-duration>PT11M47S</meta:editing-duration>
    <meta:editing-cycles>1</meta:editing-cycles>
    <meta:generator>LibreOffice/4.4.4.3$Windows_x86 LibreOffice_project/2c39ebcf046445232b798108aa8a7e7d89552ea8</meta:generator>
    <meta:document-statistic meta:object-count="45"/>
  </office:meta>
</office:document-meta>
</file>